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3b90a"/>
    </style:style>
    <style:style style:name="P2" style:family="paragraph" style:parent-style-name="Standard">
      <style:text-properties officeooo:paragraph-rsid="0004de8f"/>
    </style:style>
    <style:style style:name="T1" style:family="text">
      <style:text-properties officeooo:rsid="0003b90a"/>
    </style:style>
    <style:style style:name="T2" style:family="text">
      <style:text-properties officeooo:rsid="0004de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ébuter avec Zend Framework 2 et Doctrine 2.</text:span></text:p>
      <text:p text:style-name="P1"><text:span text:style-name="T1">Zend Framework 2 (ZF2 pour les intimes) :</text:span></text:p>
      <text:p text:style-name="P2"><text:span text:style-name="T2">Débuter avec le framework :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by Franck</meta:initial-creator>
    <meta:creation-date>2013-04-10T09:30:56</meta:creation-date>
    <meta:generator>LibreOffice/3.6$Linux_X86_64 LibreOffice_project/360m1$Build-2</meta:generator>
    <dc:date>2013-04-10T11:24:29</dc:date>
    <dc:creator>Huby Franck</dc:creator>
    <meta:editing-duration>PT23S</meta:editing-duration>
    <meta:editing-cycles>2</meta:editing-cycles>
    <meta:document-statistic meta:table-count="0" meta:image-count="0" meta:object-count="0" meta:page-count="1" meta:paragraph-count="3" meta:word-count="21" meta:character-count="112" meta:non-whitespace-character-count="94"/>
  </office:meta>
</office:document-meta>
</file>